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otted" svg:stroke-color="#000000" draw:fill="hatch" draw:fill-color="#ffffff" draw:fill-hatch-name="Hatching_20_2" draw:fill-hatch-solid="true" fo:min-height="6.375cm"/>
    </style:style>
    <style:style style:name="gr2" style:family="graphic" style:parent-style-name="standard">
      <style:graphic-properties draw:stroke="none" svg:stroke-color="#000000" draw:fill="none" draw:fill-color="#ffffff" fo:min-height="2.542cm"/>
    </style:style>
    <style:style style:name="gr3" style:family="graphic" style:parent-style-name="standard">
      <style:graphic-properties draw:stroke="solid" svg:stroke-color="#000000" draw:fill="solid" draw:fill-color="#ffffff" fo:min-height="0.966cm"/>
    </style:style>
    <style:style style:name="gr4" style:family="graphic" style:parent-style-name="standard">
      <style:graphic-properties draw:stroke="solid" svg:stroke-color="#000000" draw:fill="solid" draw:fill-color="#ffffff" fo:min-height="2.533cm"/>
    </style:style>
    <style:style style:name="gr5" style:family="graphic" style:parent-style-name="standard">
      <style:graphic-properties draw:stroke="solid" draw:stroke-dash="Fine_20_Dotted" svg:stroke-color="#000000" draw:fill="hatch" draw:fill-color="#ffffff" draw:fill-hatch-name="Hatching_20_2" draw:fill-hatch-solid="true" fo:min-height="7.878cm"/>
    </style:style>
    <style:style style:name="gr6" style:family="graphic" style:parent-style-name="standard">
      <style:graphic-properties draw:stroke="solid" svg:stroke-color="#000000" draw:fill="solid" draw:fill-color="#ffffff" fo:min-height="2.882cm"/>
    </style:style>
    <style:style style:name="gr7" style:family="graphic" style:parent-style-name="standard">
      <style:graphic-properties draw:stroke="solid" svg:stroke-color="#000000" draw:fill="solid" draw:fill-color="#ffffff" fo:min-height="1.265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Fine_20_Dotted" svg:stroke-color="#000000" draw:fill="hatch" draw:fill-color="#ffffff" draw:fill-hatch-name="Hatching_20_2" draw:fill-hatch-solid="true" fo:min-height="3.814cm"/>
    </style:style>
    <style:style style:name="gr10" style:family="graphic" style:parent-style-name="standard">
      <style:graphic-properties draw:stroke="solid" svg:stroke-color="#000000" draw:fill="solid" draw:fill-color="#ffffff" fo:min-height="1.315cm"/>
    </style:style>
    <style:style style:name="gr11" style:family="graphic" style:parent-style-name="standard">
      <style:graphic-properties draw:stroke="solid" svg:stroke-color="#000000" draw:fill="solid" draw:fill-color="#ffffff" fo:min-height="0.508cm"/>
    </style:style>
    <style:style style:name="gr12" style:family="graphic" style:parent-style-name="objectwithoutfill">
      <style:graphic-properties draw:stroke="dash" draw:stroke-dash="Fine_20_Dashed" draw:marker-end="Arrow" draw:marker-end-width="0.20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652cm"/>
    </style:style>
    <style:style style:name="gr14" style:family="graphic" style:parent-style-name="objectwithoutfill">
      <style:graphic-properties draw:stroke="dash" draw:stroke-dash="_32__20_Dots_20_1_20_Dash" svg:stroke-width="0.051cm" svg:stroke-color="#c5000b" draw:marker-start="Arrow" draw:marker-start-width="0.406cm" draw:marker-end="Arrow" draw:marker-end-width="0.406cm" draw:fill="none" draw:textarea-vertical-align="middle" fo:padding-top="0.151cm" fo:padding-bottom="0.151cm" fo:padding-left="0.276cm" fo:padding-right="0.276cm" draw:shadow-offset-x="0.203cm" draw:shadow-offset-y="0.203cm"/>
    </style:style>
    <style:style style:name="gr15" style:family="graphic" style:parent-style-name="objectwithoutfill">
      <style:graphic-properties draw:stroke="dash" draw:stroke-dash="_32__20_Dots_20_1_20_Dash" svg:stroke-width="0.051cm" svg:stroke-color="#c5000b" draw:marker-start="" draw:marker-start-width="0.33cm" draw:marker-end="Arrow" draw:marker-end-width="0.33cm" draw:fill="none" draw:textarea-vertical-align="middle" fo:padding-top="0.151cm" fo:padding-bottom="0.151cm" fo:padding-left="0.276cm" fo:padding-right="0.276cm" draw:end-line-spacing-horizontal="0.203cm"/>
    </style:style>
    <style:style style:name="gr16" style:family="graphic" style:parent-style-name="objectwithoutfill">
      <style:graphic-properties draw:stroke="dash" draw:stroke-dash="_32__20_Dots_20_1_20_Dash" svg:stroke-width="0.051cm" svg:stroke-color="#c5000b" draw:marker-start="Arrow" draw:marker-start-width="0.406cm" draw:marker-end="Arrow" draw:marker-end-width="0.406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none" draw:fill="none" draw:textarea-vertical-align="middle"/>
    </style:style>
    <style:style style:name="gr18" style:family="graphic" style:parent-style-name="objectwithoutfill">
      <style:graphic-properties draw:stroke="dash" draw:stroke-dash="_32__20_Dots_20_1_20_Dash" svg:stroke-width="0.051cm" svg:stroke-color="#c5000b" draw:marker-start-width="0.355cm" draw:marker-end="Arrow" draw:marker-end-width="0.40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_32__20_Dots_20_1_20_Dash" svg:stroke-width="0.025cm" svg:stroke-color="#c5000b" draw:marker-start="Arrow" draw:marker-start-width="0.24cm" draw:marker-end="Arrow" draw:marker-end-width="0.24cm" draw:fill="none" draw:textarea-vertical-align="middle" fo:padding-top="0.138cm" fo:padding-bottom="0.138cm" fo:padding-left="0.263cm" fo:padding-right="0.263cm" draw:shadow-offset-x="0.203cm" draw:shadow-offset-y="0.203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582cm"/>
    </style:style>
    <style:style style:name="gr21" style:family="graphic" style:parent-style-name="standard">
      <style:graphic-properties draw:stroke="none" svg:stroke-color="#000000" draw:fill="none" draw:fill-color="#ffffff" fo:min-height="0.582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3.624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915cm"/>
    </style:style>
    <style:style style:name="gr24" style:family="graphic" style:parent-style-name="objectwithoutfill">
      <style:graphic-properties svg:stroke-width="0.102cm" draw:marker-start="Arrow" draw:marker-start-width="0.305cm" draw:marker-end="Arrow" draw:marker-end-width="0.305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ffffff" draw:fill-hatch-name="Hatching_20_2" draw:fill-hatch-solid="true"/>
      <style:paragraph-properties fo:text-align="center"/>
      <style:text-properties style:font-name="Lucida Console1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style:font-name="Lucida Console1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style:font-name="Lucida Console1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start"/>
      <style:text-properties style:font-name="Lucida Console1" fo:font-size="13pt" style:font-size-asian="13pt" style:font-size-complex="13pt"/>
    </style:style>
    <style:style style:name="P9" style:family="paragraph">
      <loext:graphic-properties draw:fill="none" draw:fill-color="#ffffff"/>
      <style:paragraph-properties fo:text-align="start"/>
      <style:text-properties style:font-name="Lucida Console1"/>
    </style:style>
    <style:style style:name="P10" style:family="paragraph">
      <loext:graphic-properties draw:fill="none" draw:fill-color="#ffffff"/>
      <style:paragraph-properties fo:text-align="start"/>
      <style:text-properties fo:color="#ff420e" style:font-name="Lucida Console1"/>
    </style:style>
    <style:style style:name="T1" style:family="text">
      <style:text-properties style:font-name="Lucida Console1" fo:font-size="18pt" style:font-size-asian="18pt" style:font-size-complex="18pt"/>
    </style:style>
    <style:style style:name="T2" style:family="text">
      <style:text-properties style:font-name="Lucida Console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808080" style:font-name="Lucida Console1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Lucida Console1" fo:font-size="22pt" style:font-size-asian="22pt" style:font-size-complex="22pt"/>
    </style:style>
    <style:style style:name="T5" style:family="text">
      <style:text-properties style:font-name="Lucida Console1" fo:font-size="14pt" style:font-size-asian="14pt" style:font-size-complex="14pt"/>
    </style:style>
    <style:style style:name="T6" style:family="text">
      <style:text-properties style:font-name="Lucida Console1" fo:font-size="26pt" style:font-size-asian="26pt" style:font-size-complex="26pt"/>
    </style:style>
    <style:style style:name="T7" style:family="text">
      <style:text-properties style:font-name="Lucida Console1" fo:font-size="16pt" style:font-size-asian="16pt" style:font-size-complex="16pt"/>
    </style:style>
    <style:style style:name="T8" style:family="text">
      <style:text-properties style:font-name="Lucida Console1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Lucida Console1" fo:font-size="13pt" style:font-size-asian="13pt" style:font-size-complex="13pt"/>
    </style:style>
    <style:style style:name="T10" style:family="text">
      <style:text-properties style:font-name="Lucida Console1" fo:font-size="15pt" style:font-size-asian="15pt" style:font-size-complex="15pt"/>
    </style:style>
    <style:style style:name="T11" style:family="text">
      <style:text-properties fo:color="#c5000b" style:font-name="Lucida Console1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c5000b" style:font-name="Lucida Console1" fo:font-size="6pt" style:font-size-asian="6pt" style:font-size-complex="6pt"/>
    </style:style>
    <style:style style:name="T13" style:family="text">
      <style:text-properties fo:color="#c5000b" style:font-name="Lucida Console1" fo:font-size="13pt" style:font-size-asian="13pt" style:font-size-complex="13pt"/>
    </style:style>
    <style:style style:name="T14" style:family="text">
      <style:text-properties fo:color="#ff420e" style:font-name="Lucida Console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235cm" svg:height="6.625cm" svg:x="8.438cm" svg:y="3.711cm">
          <draw:text-box>
            <text:p text:style-name="P1"><text:span text:style-name="T1">Vehicle Frame</text:span></text:p>
          </draw:text-box>
        </draw:frame>
        <draw:frame draw:style-name="gr2" draw:text-style-name="P4" draw:layer="layout" svg:width="21.476cm" svg:height="2.792cm" svg:x="1cm" svg:y="1cm">
          <draw:text-box>
            <text:p text:style-name="P3"><text:span text:style-name="T2">Electric Variable Pitch Rotor (EVPR)</text:span></text:p>
            <text:p text:style-name="P3"><text:span text:style-name="T2">Data Transfer Diagram</text:span></text:p>
            <text:p text:style-name="P3"><text:span text:style-name="T3">MccloudAero.com</text:span></text:p>
          </draw:text-box>
        </draw:frame>
        <draw:frame draw:style-name="gr3" draw:text-style-name="P5" xml:id="id8" draw:id="id8" draw:layer="layout" svg:width="9.82cm" svg:height="1.216cm" svg:x="9.193cm" svg:y="4.612cm">
          <draw:text-box>
            <text:p text:style-name="P1"><text:span text:style-name="T4">Flight Controller</text:span></text:p>
          </draw:text-box>
        </draw:frame>
        <draw:frame draw:style-name="gr4" draw:text-style-name="P5" xml:id="id9" draw:id="id9" draw:layer="layout" svg:width="9.82cm" svg:height="2.791cm" svg:x="9.193cm" svg:y="7.049cm">
          <draw:text-box>
            <text:p text:style-name="P1"><text:span text:style-name="T4">EVPR Master Node</text:span></text:p>
            <text:p text:style-name="P1"><text:span text:style-name="T4">(ESP32)</text:span></text:p>
            <text:p text:style-name="P1"><text:span text:style-name="T5">Serves as an access point for the individual rotors</text:span></text:p>
          </draw:text-box>
        </draw:frame>
        <draw:frame draw:style-name="gr5" draw:text-style-name="P2" draw:layer="layout" svg:width="10.16cm" svg:height="8.128cm" svg:x="1.838cm" svg:y="10.829cm">
          <draw:text-box>
            <text:p text:style-name="P1"><text:span text:style-name="T6">EVPR 1</text:span></text:p>
          </draw:text-box>
        </draw:frame>
        <draw:frame draw:style-name="gr6" draw:text-style-name="P5" xml:id="id2" draw:id="id2" draw:layer="layout" svg:width="7.016cm" svg:height="3.132cm" svg:x="3.299cm" svg:y="12.144cm">
          <draw:text-box>
            <text:p text:style-name="P1"><text:span text:style-name="T4">Controller</text:span></text:p>
            <text:p text:style-name="P1"><text:span text:style-name="T4">(ESP32)</text:span></text:p>
          </draw:text-box>
        </draw:frame>
        <draw:frame draw:style-name="gr7" draw:text-style-name="P5" draw:layer="layout" svg:width="4.157cm" svg:height="1.515cm" svg:x="2.329cm" svg:y="16.811cm">
          <draw:text-box>
            <text:p text:style-name="P1"><text:span text:style-name="T4">Servo</text:span></text:p>
          </draw:text-box>
        </draw:frame>
        <draw:frame draw:style-name="gr7" draw:text-style-name="P5" draw:layer="layout" svg:width="4.157cm" svg:height="1.515cm" svg:x="7.275cm" svg:y="16.845cm">
          <draw:text-box>
            <text:p text:style-name="P1"><text:span text:style-name="T4">Servo</text:span></text:p>
          </draw:text-box>
        </draw:frame>
        <draw:line draw:style-name="gr8" draw:text-style-name="P6" draw:layer="layout" svg:x1="5.151cm" svg:y1="15.281cm" svg:x2="5.151cm" svg:y2="16.785cm">
          <text:p/>
        </draw:line>
        <draw:line draw:style-name="gr8" draw:text-style-name="P6" draw:layer="layout" svg:x1="8.918cm" svg:y1="15.281cm" svg:x2="8.918cm" svg:y2="16.785cm">
          <text:p/>
        </draw:line>
        <draw:frame draw:style-name="gr9" draw:text-style-name="P2" draw:layer="layout" svg:width="5.08cm" svg:height="4.064cm" svg:x="20.779cm" svg:y="15.037cm">
          <draw:text-box>
            <text:p text:style-name="P1"><text:span text:style-name="T7">EVPR 4</text:span></text:p>
          </draw:text-box>
        </draw:frame>
        <draw:frame draw:style-name="gr10" draw:text-style-name="P5" xml:id="id6" draw:id="id6" draw:layer="layout" svg:width="3.508cm" svg:height="1.565cm" svg:x="21.509cm" svg:y="15.695cm">
          <draw:text-box>
            <text:p text:style-name="P1"><text:span text:style-name="T5">Controller</text:span></text:p>
            <text:p text:style-name="P1"><text:span text:style-name="T5">(ESP32)</text:span></text:p>
          </draw:text-box>
        </draw:frame>
        <draw:frame draw:style-name="gr11" draw:text-style-name="P5" draw:layer="layout" svg:width="2.078cm" svg:height="0.758cm" svg:x="21.025cm" svg:y="18.028cm">
          <draw:text-box>
            <text:p text:style-name="P1"><text:span text:style-name="T5">Servo</text:span></text:p>
          </draw:text-box>
        </draw:frame>
        <draw:frame draw:style-name="gr11" draw:text-style-name="P5" draw:layer="layout" svg:width="2.079cm" svg:height="0.758cm" svg:x="23.497cm" svg:y="18.045cm">
          <draw:text-box>
            <text:p text:style-name="P1"><text:span text:style-name="T5">Servo</text:span></text:p>
          </draw:text-box>
        </draw:frame>
        <draw:line draw:style-name="gr12" draw:text-style-name="P6" draw:layer="layout" svg:x1="22.435cm" svg:y1="17.263cm" svg:x2="22.435cm" svg:y2="18.015cm">
          <text:p/>
        </draw:line>
        <draw:line draw:style-name="gr12" draw:text-style-name="P6" draw:layer="layout" svg:x1="24.319cm" svg:y1="17.263cm" svg:x2="24.319cm" svg:y2="18.015cm">
          <text:p/>
        </draw:line>
        <draw:frame draw:style-name="gr9" draw:text-style-name="P2" draw:layer="layout" svg:width="5.08cm" svg:height="4.064cm" svg:x="20.697cm" svg:y="5.993cm">
          <draw:text-box>
            <text:p text:style-name="P1"><text:span text:style-name="T7">EVPR 2</text:span></text:p>
          </draw:text-box>
        </draw:frame>
        <draw:frame draw:style-name="gr10" draw:text-style-name="P5" xml:id="id3" draw:id="id3" draw:layer="layout" svg:width="3.508cm" svg:height="1.565cm" svg:x="21.427cm" svg:y="6.651cm">
          <draw:text-box>
            <text:p text:style-name="P1"><text:span text:style-name="T5">Controller</text:span></text:p>
            <text:p text:style-name="P1"><text:span text:style-name="T5">(ESP32)</text:span></text:p>
          </draw:text-box>
        </draw:frame>
        <draw:frame draw:style-name="gr11" draw:text-style-name="P5" draw:layer="layout" svg:width="2.078cm" svg:height="0.758cm" svg:x="20.943cm" svg:y="8.984cm">
          <draw:text-box>
            <text:p text:style-name="P1"><text:span text:style-name="T5">Servo</text:span></text:p>
          </draw:text-box>
        </draw:frame>
        <draw:frame draw:style-name="gr11" draw:text-style-name="P5" draw:layer="layout" svg:width="2.079cm" svg:height="0.758cm" svg:x="23.415cm" svg:y="9.001cm">
          <draw:text-box>
            <text:p text:style-name="P1"><text:span text:style-name="T5">Servo</text:span></text:p>
          </draw:text-box>
        </draw:frame>
        <draw:line draw:style-name="gr12" draw:text-style-name="P6" draw:layer="layout" svg:x1="22.353cm" svg:y1="8.219cm" svg:x2="22.353cm" svg:y2="8.971cm">
          <text:p/>
        </draw:line>
        <draw:line draw:style-name="gr12" draw:text-style-name="P6" draw:layer="layout" svg:x1="24.237cm" svg:y1="8.219cm" svg:x2="24.237cm" svg:y2="8.971cm">
          <text:p/>
        </draw:line>
        <draw:frame draw:style-name="gr9" draw:text-style-name="P2" draw:layer="layout" svg:width="5.08cm" svg:height="4.064cm" svg:x="20.724cm" svg:y="10.501cm">
          <draw:text-box>
            <text:p text:style-name="P1"><text:span text:style-name="T7">EVPR 3</text:span></text:p>
          </draw:text-box>
        </draw:frame>
        <draw:frame draw:style-name="gr10" draw:text-style-name="P5" xml:id="id5" draw:id="id5" draw:layer="layout" svg:width="3.508cm" svg:height="1.565cm" svg:x="21.454cm" svg:y="11.159cm">
          <draw:text-box>
            <text:p text:style-name="P1"><text:span text:style-name="T5">Controller</text:span></text:p>
            <text:p text:style-name="P1"><text:span text:style-name="T5">(ESP32)</text:span></text:p>
          </draw:text-box>
        </draw:frame>
        <draw:frame draw:style-name="gr11" draw:text-style-name="P5" draw:layer="layout" svg:width="2.078cm" svg:height="0.758cm" svg:x="20.97cm" svg:y="13.492cm">
          <draw:text-box>
            <text:p text:style-name="P1"><text:span text:style-name="T5">Servo</text:span></text:p>
          </draw:text-box>
        </draw:frame>
        <draw:frame draw:style-name="gr11" draw:text-style-name="P5" draw:layer="layout" svg:width="2.079cm" svg:height="0.758cm" svg:x="23.442cm" svg:y="13.509cm">
          <draw:text-box>
            <text:p text:style-name="P1"><text:span text:style-name="T5">Servo</text:span></text:p>
          </draw:text-box>
        </draw:frame>
        <draw:line draw:style-name="gr12" draw:text-style-name="P6" draw:layer="layout" svg:x1="22.38cm" svg:y1="12.727cm" svg:x2="22.38cm" svg:y2="13.479cm">
          <text:p/>
        </draw:line>
        <draw:line draw:style-name="gr12" draw:text-style-name="P6" draw:layer="layout" svg:x1="24.264cm" svg:y1="12.727cm" svg:x2="24.264cm" svg:y2="13.479cm">
          <text:p/>
        </draw:line>
        <draw:frame draw:style-name="gr13" draw:text-style-name="P8" draw:layer="layout" svg:width="25.94cm" svg:height="1.902cm" svg:x="1cm" svg:y="19.263cm">
          <draw:text-box>
            <text:p text:style-name="P7"><text:span text:style-name="T8">General Notes:</text:span></text:p>
            <text:p text:style-name="P7"><text:span text:style-name="T9">Setup shown is for a quad-copter, in theory an arbitrary number of rotors could be utilized.</text:span></text:p>
          </draw:text-box>
        </draw:frame>
        <draw:connector draw:style-name="gr14" draw:text-style-name="P6" draw:layer="layout" draw:line-skew="1.369cm" svg:x1="13.08cm" svg:y1="9.843cm" svg:x2="10.315cm" svg:y2="13.71cm" draw:start-shape="id1" draw:start-glue-point="3" draw:end-shape="id2" draw:end-glue-point="1" svg:d="M13080 9843h-13v3867h-2752" svg:viewBox="0 0 2766 3868">
          <text:p/>
        </draw:connector>
        <draw:connector draw:style-name="gr15" draw:text-style-name="P6" xml:id="id7" draw:id="id7" draw:layer="layout" draw:line-skew="0.654cm" svg:x1="17.71cm" svg:y1="11.038cm" svg:x2="21.427cm" svg:y2="7.433cm" draw:end-shape="id3" draw:end-glue-point="3" svg:d="M17710 11038h2411v-3605h1306" svg:viewBox="0 0 3718 3606">
          <text:p/>
        </draw:connector>
        <draw:connector draw:style-name="gr16" draw:text-style-name="P6" draw:layer="layout" draw:line-skew="0.506cm" svg:x1="14.481cm" svg:y1="9.843cm" svg:x2="21.454cm" svg:y2="11.941cm" draw:start-shape="id4" draw:start-glue-point="3" draw:end-shape="id5" draw:end-glue-point="3" svg:d="M14481 9843h6v2098h6967" svg:viewBox="0 0 6974 2099">
          <text:p/>
        </draw:connector>
        <draw:connector draw:style-name="gr16" draw:text-style-name="P6" draw:layer="layout" draw:line-skew="-3.858cm" svg:x1="13.781cm" svg:y1="9.843cm" svg:x2="21.509cm" svg:y2="16.477cm" draw:start-shape="id1" draw:start-glue-point="1" draw:end-shape="id6" draw:end-glue-point="3" svg:d="M13781 9843h6v6634h7722" svg:viewBox="0 0 7729 6635">
          <text:p/>
        </draw:connector>
        <draw:line draw:style-name="gr17" draw:text-style-name="P6" xml:id="id1" draw:id="id1" draw:layer="layout" svg:x1="13.08cm" svg:y1="9.845cm" svg:x2="13.781cm" svg:y2="9.841cm">
          <text:p/>
        </draw:line>
        <draw:line draw:style-name="gr17" draw:text-style-name="P6" xml:id="id4" draw:id="id4" draw:layer="layout" svg:x1="14.481cm" svg:y1="9.845cm" svg:x2="15.182cm" svg:y2="9.841cm">
          <text:p/>
        </draw:line>
        <draw:connector draw:style-name="gr18" draw:text-style-name="P6" draw:layer="layout" draw:line-skew="-1.263cm" svg:x1="17.71cm" svg:y1="11.038cm" svg:x2="15.182cm" svg:y2="9.843cm" draw:start-shape="id7" draw:start-glue-point="2" draw:end-shape="id4" draw:end-glue-point="1" svg:d="M17710 11038h-2540v-1195h12" svg:viewBox="0 0 2541 1196">
          <text:p/>
        </draw:connector>
        <draw:connector draw:style-name="gr19" draw:text-style-name="P6" draw:layer="layout" svg:x1="3.401cm" svg:y1="8.841cm" svg:x2="1.421cm" svg:y2="8.838cm" svg:d="M3401 8841h-990v-3h-990" svg:viewBox="0 0 1981 4">
          <text:p/>
        </draw:connector>
        <draw:frame draw:style-name="gr20" draw:text-style-name="P9" draw:layer="layout" svg:width="4.099cm" svg:height="0.832cm" svg:x="3.392cm" svg:y="8.436cm">
          <draw:text-box>
            <text:p text:style-name="P3"><text:span text:style-name="T9">WiFi signals</text:span></text:p>
          </draw:text-box>
        </draw:frame>
        <draw:frame draw:style-name="gr21" draw:text-style-name="P9" draw:layer="layout" svg:width="4.099cm" svg:height="0.832cm" svg:x="2.224cm" svg:y="6.632cm">
          <draw:text-box>
            <text:p text:style-name="P1"><text:span text:style-name="T10">Legend</text:span></text:p>
          </draw:text-box>
        </draw:frame>
        <draw:frame draw:style-name="gr22" draw:text-style-name="P10" draw:layer="layout" svg:width="6.625cm" svg:height="3.874cm" svg:x="14.043cm" svg:y="11.839cm">
          <draw:text-box>
            <text:p text:style-name="P3"><text:span text:style-name="T11">WiFi Data Transfer Notes:</text:span></text:p>
            <text:p text:style-name="P3"><text:span text:style-name="T12"/></text:p>
            <text:p text:style-name="P3"><text:span text:style-name="T13">Master node broadcasts desired servo pulse widths </text:span><text:span text:style-name="T14"><text:s/></text:span></text:p>
          </draw:text-box>
        </draw:frame>
        <draw:line draw:style-name="gr12" draw:text-style-name="P6" draw:layer="layout" svg:x1="1.46cm" svg:y1="8.234cm" svg:x2="3.384cm" svg:y2="8.231cm">
          <text:p/>
        </draw:line>
        <draw:frame draw:style-name="gr23" draw:text-style-name="P9" draw:layer="layout" svg:width="5.278cm" svg:height="1.165cm" svg:x="3.393cm" svg:y="7.666cm">
          <draw:text-box>
            <text:p text:style-name="P3"><text:span text:style-name="T9">Servo Signal(PWM)</text:span></text:p>
          </draw:text-box>
        </draw:frame>
        <draw:connector draw:style-name="gr24" draw:text-style-name="P6" draw:layer="layout" svg:x1="14.103cm" svg:y1="5.828cm" svg:x2="14.103cm" svg:y2="7.049cm" draw:start-shape="id8" draw:start-glue-point="2" draw:end-shape="id9" draw:end-glue-point="0" svg:d="M14103 5828v1221" svg:viewBox="0 0 1 1222">
          <text:p/>
        </draw:connector>
        <draw:connector draw:style-name="gr24" draw:text-style-name="P6" draw:layer="layout" svg:x1="3.393cm" svg:y1="7.717cm" svg:x2="1.397cm" svg:y2="7.715cm" draw:start-shape="id10" draw:start-glue-point="3" svg:d="M3393 7717h-1248v-2h-748" svg:viewBox="0 0 1997 3">
          <text:p/>
        </draw:connector>
        <draw:frame draw:style-name="gr23" draw:text-style-name="P9" xml:id="id10" draw:id="id10" draw:layer="layout" svg:width="5.278cm" svg:height="1.165cm" svg:x="3.393cm" svg:y="7.135cm">
          <draw:text-box>
            <text:p text:style-name="P3"><text:span text:style-name="T9">UART Conn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2" draw:display-name="Hatching 2" draw:style="single" draw:color="#cccccc" draw:distance="0.508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McCloud</meta:initial-creator>
    <meta:creation-date>2016-03-04T12:58:55.574000000</meta:creation-date>
    <dc:date>2017-10-19T14:04:03.396000000</dc:date>
    <meta:editing-duration>PT1H5M37S</meta:editing-duration>
    <meta:editing-cycles>14</meta:editing-cycles>
    <meta:generator>LibreOffice/5.1.6.2$Windows_x86 LibreOffice_project/07ac168c60a517dba0f0d7bc7540f5afa45f0909</meta:generator>
    <meta:document-statistic meta:object-count="45"/>
  </office:meta>
</office:document-meta>
</file>